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0.504cm" loext:decorative="false"/>
      <style:paragraph-properties style:writing-mode="lr-tb"/>
    </style:style>
    <style:style style:name="gr3" style:family="graphic" style:parent-style-name="Default">
      <style:graphic-properties draw:stroke="none" svg:stroke-color="#000000" draw:fill="none" draw:fill-color="#ffffff" fo:min-height="0.69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87cm" svg:height="9.005cm" svg:x="26.644cm" svg:y="0.424cm">
            <draw:object draw:notify-on-update-of-ranges="Hoja1.F2:Hoja1.F8 Hoja1.J2:Hoja1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7cm" svg:height="9.004cm" svg:x="20.169cm" svg:y="12.298cm">
            <draw:object draw:notify-on-update-of-ranges="Hoja1.A23:Hoja1.A25 Hoja1.J23:Hoja1.J25 Hoja1.L23:Hoja1.L25 Hoja1.L23:Hoja1.L25 Hoja1.L23:Hoja1.L25 Hoja1.L23:Hoja1.L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Marco de texto 1" draw:style-name="gr2" draw:text-style-name="P2" svg:width="2.807cm" svg:height="0.504cm" svg:x="22.324cm" svg:y="13.175cm">
            <draw:text-box>
              <text:p>NS</text:p>
            </draw:text-box>
          </draw:frame>
          <draw:frame draw:z-index="3" draw:name="Marco de texto 2" draw:style-name="gr3" draw:text-style-name="P2" svg:width="3.165cm" svg:height="0.691cm" svg:x="29.18cm" svg:y="13.148cm">
            <draw:text-box>
              <text:p>NS</text:p>
            </draw:text-box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jana</text:p>
          </table:table-cell>
          <table:table-cell office:value-type="string" calcext:value-type="string">
            <text:p>mitjana-PBS</text:p>
          </table:table-cell>
          <table:table-cell office:value-type="string" calcext:value-type="string">
            <text:p>Concentració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tjana </text:p>
          </table:table-cell>
          <table:table-cell office:value-type="string" calcext:value-type="string">
            <text:p>mitjana-[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2" office:value-type="float" office:value="0.047" calcext:value-type="float">
            <text:p>0,047</text:p>
          </table:table-cell>
          <table:table-cell table:formula="of:=AVERAGE([.B2:.C2])" office:value-type="float" office:value="0.047" calcext:value-type="float">
            <text:p>0,047</text:p>
          </table:table-cell>
          <table:table-cell table:formula="of:=[.D2]-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5" calcext:value-type="float">
            <text:p>0,045</text:p>
          </table:table-cell>
          <table:table-cell table:formula="of:=AVERAGE([.G2:.H2])" office:value-type="float" office:value="0.0465" calcext:value-type="float">
            <text:p>0,0465</text:p>
          </table:table-cell>
          <table:table-cell table:formula="of:=[.I2]-[.$I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MINA</text:p>
          </table:table-cell>
          <table:table-cell office:value-type="float" office:value="0.051" calcext:value-type="float">
            <text:p>0,051</text:p>
          </table:table-cell>
          <table:table-cell office:value-type="float" office:value="0.047" calcext:value-type="float">
            <text:p>0,047</text:p>
          </table:table-cell>
          <table:table-cell table:formula="of:=AVERAGE([.B3:.C3])" office:value-type="float" office:value="0.049" calcext:value-type="float">
            <text:p>0,049</text:p>
          </table:table-cell>
          <table:table-cell table:formula="of:=[.D3]-[.$D$2]" office:value-type="float" office:value="0.002" calcext:value-type="float">
            <text:p>0,002</text:p>
          </table:table-cell>
          <table:table-cell office:value-type="float" office:value="2.5" calcext:value-type="float">
            <text:p>2,5</text:p>
          </table:table-cell>
          <table:table-cell office:value-type="float" office:value="0.074" calcext:value-type="float">
            <text:p>0,074</text:p>
          </table:table-cell>
          <table:table-cell office:value-type="float" office:value="0.099" calcext:value-type="float">
            <text:p>0,099</text:p>
          </table:table-cell>
          <table:table-cell table:formula="of:=AVERAGE([.G3:.H3])" office:value-type="float" office:value="0.0865" calcext:value-type="float">
            <text:p>0,0865</text:p>
          </table:table-cell>
          <table:table-cell table:formula="of:=[.I3]-[.$I$2]"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BUMINA + SIN1</text:p>
          </table:table-cell>
          <table:table-cell office:value-type="float" office:value="0.055" calcext:value-type="float">
            <text:p>0,055</text:p>
          </table:table-cell>
          <table:table-cell office:value-type="float" office:value="0.057" calcext:value-type="float">
            <text:p>0,057</text:p>
          </table:table-cell>
          <table:table-cell table:formula="of:=AVERAGE([.B4:.C4])" office:value-type="float" office:value="0.056" calcext:value-type="float">
            <text:p>0,056</text:p>
          </table:table-cell>
          <table:table-cell table:formula="of:=[.D4]-[.$D$2]" office:value-type="float" office:value="0.009" calcext:value-type="float">
            <text:p>0,009</text:p>
          </table:table-cell>
          <table:table-cell office:value-type="float" office:value="5" calcext:value-type="float">
            <text:p>5</text:p>
          </table:table-cell>
          <table:table-cell office:value-type="float" office:value="0.088" calcext:value-type="float">
            <text:p>0,088</text:p>
          </table:table-cell>
          <table:table-cell office:value-type="float" office:value="0.089" calcext:value-type="float">
            <text:p>0,089</text:p>
          </table:table-cell>
          <table:table-cell table:formula="of:=AVERAGE([.G4:.H4])" office:value-type="float" office:value="0.0885" calcext:value-type="float">
            <text:p>0,0885</text:p>
          </table:table-cell>
          <table:table-cell table:formula="of:=[.I4]-[.$I$2]" office:value-type="float" office:value="0.042" calcext:value-type="float">
            <text:p>0,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MINA + SIN1 + GSH</text:p>
          </table:table-cell>
          <table:table-cell office:value-type="float" office:value="0.047" calcext:value-type="float">
            <text:p>0,047</text:p>
          </table:table-cell>
          <table:table-cell office:value-type="float" office:value="0.049" calcext:value-type="float">
            <text:p>0,049</text:p>
          </table:table-cell>
          <table:table-cell table:formula="of:=AVERAGE([.B5:.C5])" office:value-type="float" office:value="0.048" calcext:value-type="float">
            <text:p>0,048</text:p>
          </table:table-cell>
          <table:table-cell table:formula="of:=[.D5]-[.$D$2]" office:value-type="float" office:value="0.001" calcext:value-type="float">
            <text:p>0,001</text:p>
          </table:table-cell>
          <table:table-cell office:value-type="float" office:value="7.5" calcext:value-type="float">
            <text:p>7,5</text:p>
          </table:table-cell>
          <table:table-cell office:value-type="float" office:value="0.07" calcext:value-type="float">
            <text:p>0,07</text:p>
          </table:table-cell>
          <table:table-cell office:value-type="float" office:value="0.068" calcext:value-type="float">
            <text:p>0,068</text:p>
          </table:table-cell>
          <table:table-cell table:formula="of:=AVERAGE([.G5:.H5])" office:value-type="float" office:value="0.069" calcext:value-type="float">
            <text:p>0,069</text:p>
          </table:table-cell>
          <table:table-cell table:formula="of:=[.I5]-[.$I$2]" office:value-type="float" office:value="0.0225" calcext:value-type="float">
            <text:p>0,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1</text:p>
          </table:table-cell>
          <table:table-cell office:value-type="float" office:value="0.05" calcext:value-type="float">
            <text:p>0,05</text:p>
          </table:table-cell>
          <table:table-cell office:value-type="float" office:value="0.046" calcext:value-type="float">
            <text:p>0,046</text:p>
          </table:table-cell>
          <table:table-cell table:formula="of:=AVERAGE([.B6:.C6])" office:value-type="float" office:value="0.048" calcext:value-type="float">
            <text:p>0,048</text:p>
          </table:table-cell>
          <table:table-cell table:formula="of:=[.D6]-[.$D$2]"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.074" calcext:value-type="float">
            <text:p>0,074</text:p>
          </table:table-cell>
          <table:table-cell office:value-type="float" office:value="0.069" calcext:value-type="float">
            <text:p>0,069</text:p>
          </table:table-cell>
          <table:table-cell table:formula="of:=AVERAGE([.G6:.H6])" office:value-type="float" office:value="0.0715" calcext:value-type="float">
            <text:p>0,0715</text:p>
          </table:table-cell>
          <table:table-cell table:formula="of:=[.I6]-[.$I$2]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H</text:p>
          </table:table-cell>
          <table:table-cell office:value-type="float" office:value="0.048" calcext:value-type="float">
            <text:p>0,048</text:p>
          </table:table-cell>
          <table:table-cell office:value-type="float" office:value="0.05" calcext:value-type="float">
            <text:p>0,05</text:p>
          </table:table-cell>
          <table:table-cell table:formula="of:=AVERAGE([.B7:.C7])" office:value-type="float" office:value="0.049" calcext:value-type="float">
            <text:p>0,049</text:p>
          </table:table-cell>
          <table:table-cell table:formula="of:=[.D7]-[.$D$2]" office:value-type="float" office:value="0.002" calcext:value-type="float">
            <text:p>0,002</text:p>
          </table:table-cell>
          <table:table-cell office:value-type="float" office:value="15" calcext:value-type="float">
            <text:p>15</text:p>
          </table:table-cell>
          <table:table-cell office:value-type="float" office:value="0.073" calcext:value-type="float">
            <text:p>0,073</text:p>
          </table:table-cell>
          <table:table-cell office:value-type="float" office:value="0.064" calcext:value-type="float">
            <text:p>0,064</text:p>
          </table:table-cell>
          <table:table-cell table:formula="of:=AVERAGE([.G7:.H7])" office:value-type="float" office:value="0.0685" calcext:value-type="float">
            <text:p>0,0685</text:p>
          </table:table-cell>
          <table:table-cell table:formula="of:=[.I7]-[.$I$2]" office:value-type="float" office:value="0.022" calcext:value-type="float">
            <text:p>0,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1 + GSH</text:p>
          </table:table-cell>
          <table:table-cell table:number-columns-repeated="2" office:value-type="float" office:value="0.046" calcext:value-type="float">
            <text:p>0,046</text:p>
          </table:table-cell>
          <table:table-cell table:formula="of:=AVERAGE([.B8:.C8])" office:value-type="float" office:value="0.046" calcext:value-type="float">
            <text:p>0,046</text:p>
          </table:table-cell>
          <table:table-cell table:formula="of:=[.D8]-[.$D$2]" office:value-type="float" office:value="-0.001" calcext:value-type="float">
            <text:p>-0,001</text:p>
          </table:table-cell>
          <table:table-cell office:value-type="float" office:value="25" calcext:value-type="float">
            <text:p>25</text:p>
          </table:table-cell>
          <table:table-cell office:value-type="float" office:value="0.079" calcext:value-type="float">
            <text:p>0,079</text:p>
          </table:table-cell>
          <table:table-cell office:value-type="float" office:value="0.072" calcext:value-type="float">
            <text:p>0,072</text:p>
          </table:table-cell>
          <table:table-cell table:formula="of:=AVERAGE([.G8:.H8])" office:value-type="float" office:value="0.0755" calcext:value-type="float">
            <text:p>0,0755</text:p>
          </table:table-cell>
          <table:table-cell table:formula="of:=[.I8]-[.$I$2]" office:value-type="float" office:value="0.029" calcext:value-type="float">
            <text:p>0,029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PBS</text:p>
          </table:table-cell>
          <table:table-cell table:formula="of:=[.E2]/0.002" office:value-type="float" office:value="0" calcext:value-type="float">
            <text:p>0</text:p>
          </table:table-cell>
          <table:table-cell office:value-type="string" calcext:value-type="string">
            <text:p>mg/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BUMINA</text:p>
          </table:table-cell>
          <table:table-cell table:formula="of:=[.E3]/0.002" office:value-type="float" office:value="1" calcext:value-type="float">
            <text:p>1</text:p>
          </table:table-cell>
          <table:table-cell office:value-type="string" calcext:value-type="string">
            <text:p>mg/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BUMINA + SIN1</text:p>
          </table:table-cell>
          <table:table-cell table:formula="of:=[.E4]/0.002" office:value-type="float" office:value="4.5" calcext:value-type="float">
            <text:p>4,5</text:p>
          </table:table-cell>
          <table:table-cell office:value-type="string" calcext:value-type="string">
            <text:p>mg/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BUMINA + SIN1 + GSH</text:p>
          </table:table-cell>
          <table:table-cell table:formula="of:=[.E5]/0.002" office:value-type="float" office:value="0.5" calcext:value-type="float">
            <text:p>0,5</text:p>
          </table:table-cell>
          <table:table-cell office:value-type="string" calcext:value-type="string">
            <text:p>mg/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1</text:p>
          </table:table-cell>
          <table:table-cell table:formula="of:=[.E6]/0.002" office:value-type="float" office:value="0.5" calcext:value-type="float">
            <text:p>0,5</text:p>
          </table:table-cell>
          <table:table-cell office:value-type="string" calcext:value-type="string">
            <text:p>mg/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H</text:p>
          </table:table-cell>
          <table:table-cell table:formula="of:=[.E7]/0.002" office:value-type="float" office:value="1" calcext:value-type="float">
            <text:p>1</text:p>
          </table:table-cell>
          <table:table-cell office:value-type="string" calcext:value-type="string">
            <text:p>mg/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1 + G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/L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 de student</text:p>
          </table:table-cell>
          <table:table-cell office:value-type="string" calcext:value-type="string">
            <text:p>mitjana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 office:value-type="string" calcext:value-type="string">
            <text:p>Albumina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,59</text:p>
          </table:table-cell>
          <table:table-cell office:value-type="float" office:value="6.25" calcext:value-type="float">
            <text:p>6,25</text:p>
          </table:table-cell>
          <table:table-cell/>
          <table:table-cell table:formula="of:=TTEST([.B23:.G23];[.B24:.G24];1;1)" office:value-type="float" office:value="0.110325329687776" calcext:value-type="float">
            <text:p>0,110325329687776</text:p>
          </table:table-cell>
          <table:table-cell table:formula="of:=AVERAGE([.B23:.G23])" office:value-type="float" office:value="1.63333333333333" calcext:value-type="float">
            <text:p>1,63333333333333</text:p>
          </table:table-cell>
          <table:table-cell table:formula="of:=COM.MICROSOFT.STDEV.S([.B23:.G23])" office:value-type="float" office:value="2.33152024796412" calcext:value-type="float">
            <text:p>2,33152024796412</text:p>
          </table:table-cell>
          <table:table-cell table:formula="of:=[.K23]/SQRT(6)" office:value-type="float" office:value="0.951839155413234" calcext:value-type="float">
            <text:p>0,951839155413234</text:p>
          </table:table-cell>
        </table:table-row>
        <table:table-row table:style-name="ro1">
          <table:table-cell office:value-type="string" calcext:value-type="string">
            <text:p>ALBUMINA + SIN1</text:p>
          </table:table-cell>
          <table:table-cell office:value-type="float" office:value="2.83" calcext:value-type="float">
            <text:p>2,83</text:p>
          </table:table-cell>
          <table:table-cell office:value-type="float" office:value="3.4" calcext:value-type="float">
            <text:p>3,4</text:p>
          </table:table-cell>
          <table:table-cell office:value-type="float" office:value="3.09" calcext:value-type="float">
            <text:p>3,09</text:p>
          </table:table-cell>
          <table:table-cell office:value-type="float" office:value="4.5" calcext:value-type="float">
            <text:p>4,5</text:p>
          </table:table-cell>
          <table:table-cell office:value-type="float" office:value="51.59" calcext:value-type="float">
            <text:p>51,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24:.G24])" office:value-type="float" office:value="12.5683333333333" calcext:value-type="float">
            <text:p>12,5683333333333</text:p>
          </table:table-cell>
          <table:table-cell table:formula="of:=COM.MICROSOFT.STDEV.S([.B24:.G24])" office:value-type="float" office:value="19.3034560808853" calcext:value-type="float">
            <text:p>19,3034560808853</text:p>
          </table:table-cell>
          <table:table-cell table:formula="of:=[.K24]/SQRT(6)" office:value-type="float" office:value="7.88060294506568" calcext:value-type="float">
            <text:p>7,88060294506568</text:p>
          </table:table-cell>
        </table:table-row>
        <table:table-row table:style-name="ro1">
          <table:table-cell office:value-type="string" calcext:value-type="string">
            <text:p>ALBUMINA + SIN1 + GSH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/>
          <table:table-cell table:formula="of:=TTEST([.B24:.G24];[.B25:.G25];1;1)" office:value-type="float" office:value="0.0998424482719899" calcext:value-type="float">
            <text:p>0,0998424482719899</text:p>
          </table:table-cell>
          <table:table-cell table:formula="of:=AVERAGE([.B25:.G25])" office:value-type="float" office:value="0.776666666666667" calcext:value-type="float">
            <text:p>0,776666666666667</text:p>
          </table:table-cell>
          <table:table-cell table:formula="of:=COM.MICROSOFT.STDEV.S([.B25:.G25])" office:value-type="float" office:value="1.28097879243439" calcext:value-type="float">
            <text:p>1,28097879243439</text:p>
          </table:table-cell>
          <table:table-cell table:formula="of:=[.K25]/SQRT(6)" office:value-type="float" office:value="0.522957402131803" calcext:value-type="float">
            <text:p>0,52295740213180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ipotesi: sin1 nitrotirosina album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potesi: gsh evita aixo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ipotesi nula: contrahipotes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potesi nula 1: sin1 no nitrotiros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otesi alt: nostra hipotrsi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valor: si la hipotesi nula fos certa, quina es la probabilitat d’obtenir els valors obtinguts? si &lt;0,05, podem rebutjar hipotesi nul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1:02:02.510344365</meta:creation-date>
    <dc:date>2025-02-18T12:38:40.934652853</dc:date>
    <meta:editing-duration>PT59M29S</meta:editing-duration>
    <meta:editing-cycles>8</meta:editing-cycles>
    <meta:generator>LibreOffice/24.2.7.2$Linux_X86_64 LibreOffice_project/420$Build-2</meta:generator>
    <meta:document-statistic meta:table-count="1" meta:cell-count="14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1.76cm" svg:y="3.955cm" style:legend-expansion="high" chart:style-name="ch2"/>
        <chart:plot-area chart:style-name="ch3" table:cell-range-address="Hoja1.F2:Hoja1.F8 Hoja1.J2:Hoja1.J8" svg:x="0.319cm" svg:y="0.18cm" svg:width="11.122cm" svg:height="8.646cm">
          <chart:coordinate-region svg:x="1.417cm" svg:y="0.379cm" svg:width="9.83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J2:Hoja1.J8" chart:class="chart:scatter">
            <chart:domain table:cell-range-address="Hoja1.F2:Hoja1.F8"/>
            <chart:regression-curve chart:style-name="ch8">
              <chart:equation chart:display-equation="true" chart:display-r-square="true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F2:Hoja1.F8</svg:desc>
                </draw:g>
              </table:table-cell>
              <table:table-cell office:value-type="float" office:value="0">
                <text:p>0</text:p>
                <draw:g>
                  <svg:desc>Hoja1.J2:Hoja1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 chart:error-upper-range="Hoja1.L23:Hoja1.L25" chart:error-lower-range="Hoja1.L23:Hoja1.L2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oja1.L23:Hoja1.L25" chart:error-lower-range="Hoja1.L23:Hoja1.L25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oja1.L23:Hoja1.L25" chart:error-lower-range="Hoja1.L23:Hoja1.L2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legend chart:legend-position="end" svg:x="13.593cm" svg:y="4.203cm" style:legend-expansion="high" chart:style-name="ch2"/>
        <chart:plot-area chart:style-name="ch3" table:cell-range-address="Hoja1.A23:Hoja1.A25 Hoja1.J23:Hoja1.J25" chart:data-source-has-labels="column" svg:x="0.395cm" svg:y="0.369cm" svg:width="12.953cm" svg:height="8.642cm">
          <chart:coordinate-region svg:x="1.016cm" svg:y="0.569cm" svg:width="12.332cm" svg:height="7.795cm"/>
          <chart:axis chart:dimension="x" chart:name="primary-x" chart:style-name="ch4" chartooo:axis-type="auto">
            <chartooo:date-scale/>
            <chart:categories table:cell-range-address="Hoja1.A23:Hoja1.A25"/>
          </chart:axis>
          <chart:axis chart:dimension="y" chart:name="primary-y" chart:style-name="ch5">
            <chart:title svg:x="0cm" svg:y="7.287cm" chart:style-name="ch6">
              <text:p>Concentració de nitrotirosina [ug/ml]</text:p>
            </chart:title>
            <chart:grid chart:style-name="ch7" chart:class="major"/>
          </chart:axis>
          <chart:series chart:style-name="ch8" chart:values-cell-range-address="Hoja1.J23:Hoja1.J25" chart:class="chart:bar">
            <chart:error-indicator chart:style-name="ch9" chart:dimension="x"/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  <table:table-cell office:value-type="string">
                <text:p>Columna L</text:p>
              </table:table-cell>
              <table:table-cell office:value-type="string">
                <text:p>Columna L</text:p>
              </table:table-cell>
              <table:table-cell office:value-type="string">
                <text:p>Columna L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Albumina</text:p>
                <draw:g>
                  <svg:desc>Hoja1.A23:Hoja1.A25</svg:desc>
                </draw:g>
              </table:table-cell>
              <table:table-cell office:value-type="float" office:value="1.63333333333333">
                <text:p>1.63333333333333</text:p>
                <draw:g>
                  <svg:desc>Hoja1.J23:Hoja1.J25</svg:desc>
                </draw:g>
              </table:table-cell>
              <table:table-cell office:value-type="float" office:value="0.951839155413234">
                <text:p>0.951839155413234</text:p>
                <draw:g>
                  <svg:desc>Hoja1.L23:Hoja1.L25</svg:desc>
                </draw:g>
              </table:table-cell>
              <table:table-cell office:value-type="float" office:value="0.951839155413234">
                <text:p>0.951839155413234</text:p>
                <draw:g>
                  <svg:desc>Hoja1.L23:Hoja1.L25</svg:desc>
                </draw:g>
              </table:table-cell>
              <table:table-cell office:value-type="float" office:value="0.951839155413234">
                <text:p>0.951839155413234</text:p>
                <draw:g>
                  <svg:desc>Hoja1.L23:Hoja1.L25</svg:desc>
                </draw:g>
              </table:table-cell>
              <table:table-cell office:value-type="float" office:value="0.951839155413234">
                <text:p>0.951839155413234</text:p>
                <draw:g>
                  <svg:desc>Hoja1.L23:Hoja1.L25</svg:desc>
                </draw:g>
              </table:table-cell>
            </table:table-row>
            <table:table-row>
              <table:table-cell office:value-type="string">
                <text:p>ALBUMINA + SIN1</text:p>
              </table:table-cell>
              <table:table-cell office:value-type="float" office:value="12.5683333333333">
                <text:p>12.5683333333333</text:p>
              </table:table-cell>
              <table:table-cell office:value-type="float" office:value="7.88060294506568">
                <text:p>7.88060294506568</text:p>
              </table:table-cell>
              <table:table-cell office:value-type="float" office:value="7.88060294506568">
                <text:p>7.88060294506568</text:p>
              </table:table-cell>
              <table:table-cell office:value-type="float" office:value="7.88060294506568">
                <text:p>7.88060294506568</text:p>
              </table:table-cell>
              <table:table-cell office:value-type="float" office:value="7.88060294506568">
                <text:p>7.88060294506568</text:p>
              </table:table-cell>
            </table:table-row>
            <table:table-row>
              <table:table-cell office:value-type="string">
                <text:p>ALBUMINA + SIN1 + GSH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522957402131803">
                <text:p>0.522957402131803</text:p>
              </table:table-cell>
              <table:table-cell office:value-type="float" office:value="0.522957402131803">
                <text:p>0.522957402131803</text:p>
              </table:table-cell>
              <table:table-cell office:value-type="float" office:value="0.522957402131803">
                <text:p>0.522957402131803</text:p>
              </table:table-cell>
              <table:table-cell office:value-type="float" office:value="0.522957402131803">
                <text:p>0.522957402131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